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Overall - Offence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'Veo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ean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onta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Marco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Ajayi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dell</text:p>
          </table:table-cell>
          <table:table-cell office:value-type="string" calcext:value-type="string">
            <text:p>Beckham Jr.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Gurle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Fournett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Crowel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rdy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cCaffre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shaw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ix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.Y.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ronkowski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vin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mari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eer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lal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lvi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illisle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Andre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Kelc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Garrette</text:p>
          </table:table-cell>
          <table:table-cell office:value-type="string" calcext:value-type="string">
            <text:p>Bloun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andin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Brees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Woodhea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shon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maryi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Riddic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aje</text:p>
          </table:table-cell>
          <table:table-cell office:value-type="string" calcext:value-type="string">
            <text:p>Perin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avante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rrelle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rabtre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Eifert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lani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tavius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Prosis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Edelma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nte</text:p>
          </table:table-cell>
          <table:table-cell office:value-type="string" calcext:value-type="string">
            <text:p>Moncrief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meis</text:p>
          </table:table-cell>
          <table:table-cell office:value-type="string" calcext:value-type="string">
            <text:p>Winsto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iovani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yreek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efon</text:p>
          </table:table-cell>
          <table:table-cell office:value-type="string" calcext:value-type="string">
            <text:p>Digg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Se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ariota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tellus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Ertz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erranc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rtavis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oethlisberge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Ebro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awl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Sne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prole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cquizz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Kama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erick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Burkhea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l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Veree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'Onta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ightow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ishard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evant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yro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Fiedorowicz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eAndr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Zenn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cNichol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nn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angfo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iele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yrell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reshad</text:p>
          </table:table-cell>
          <table:table-cell office:value-type="string" calcext:value-type="string">
            <text:p>Perrima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Wentz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Bortles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by</text:p>
          </table:table-cell>
          <table:table-cell office:value-type="string" calcext:value-type="string">
            <text:p>Fleene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.J.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tt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ra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ost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inatier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mallwoo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vontae</text:p>
          </table:table-cell>
          <table:table-cell office:value-type="string" calcext:value-type="string">
            <text:p>Book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Yeld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RB,WR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Janikowsk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ok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allma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McFadde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arcandrick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acl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oope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annehill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iant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ngram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igbe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Juszczyk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Doct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Gin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Flacco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uschk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Farrow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eAngelo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Locket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Enunw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Still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.J.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rqis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eshaun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an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lenno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Hurn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Prat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Gresham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aven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aroppolo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cMan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Packe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vo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oye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Kupp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Funches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Leggett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eferian-Jenkin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dariu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oswel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Sanu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Kerle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urbi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Smith-Schust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aFel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erranc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amar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Kears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R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iemia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Trubisky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rdarrell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Gollada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rDarius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oop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aquon</text:p>
          </table:table-cell>
          <table:table-cell office:value-type="string" calcext:value-type="string">
            <text:p>Treadwell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umphrie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amb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ajae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aywa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axto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ldrick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Wheat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Dorsett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Sturg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cCown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ontrelle</text:p>
          </table:table-cell>
          <table:table-cell office:value-type="string" calcext:value-type="string">
            <text:p>Inma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Godw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ashard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enya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orial</text:p>
          </table:table-cell>
          <table:table-cell office:value-type="string" calcext:value-type="string">
            <text:p>Green-Beckha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eShone</text:p>
          </table:table-cell>
          <table:table-cell office:value-type="string" calcext:value-type="string">
            <text:p>Kizer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Colt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homes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avorius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Westbrook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ammie</text:p>
          </table:table-cell>
          <table:table-cell office:value-type="string" calcext:value-type="string">
            <text:p>Coates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raxto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Jar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nquan</text:p>
          </table:table-cell>
          <table:table-cell office:value-type="string" calcext:value-type="string">
            <text:p>Boldin</text:p>
          </table:table-cell>
          <table:table-cell office:value-type="string" calcext:value-type="string">
            <text:p>WR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mpanaro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rtis-Payn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</text:p>
          </table:table-cell>
        </table:table-row>
      </table:table>
      <table:table table:name="Overall - IDP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.J.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Kuechly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wo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Ogletree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Pierre-Paul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v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Wilkerson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Dunlap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hazier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rson</text:p>
          </table:table-cell>
          <table:table-cell office:value-type="string" calcext:value-type="string">
            <text:p>Griffen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amukong</text:p>
          </table:table-cell>
          <table:table-cell office:value-type="string" calcext:value-type="string">
            <text:p>Suh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Bosa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ardrick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Kendricks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Kirksey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ndo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vont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anu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i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ontaze</text:p>
          </table:table-cell>
          <table:table-cell office:value-type="string" calcext:value-type="string">
            <text:p>Burfict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vorro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Forest</text:p>
          </table:table-cell>
          <table:table-cell office:value-type="string" calcext:value-type="string">
            <text:p>Buckne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had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sean</text:p>
          </table:table-cell>
          <table:table-cell office:value-type="string" calcext:value-type="string">
            <text:p>Clinton-Dix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Ansah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Weddle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wan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.J.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LA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errel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ik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tavi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sluszny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yrann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va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one</text:p>
          </table:table-cell>
          <table:table-cell office:value-type="string" calcext:value-type="string">
            <text:p>Bucannon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Vaccar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ethea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Graham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v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ir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immons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NYJ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Trevathan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Worley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shaud</text:p>
          </table:table-cell>
          <table:table-cell office:value-type="string" calcext:value-type="string">
            <text:p>Breeland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u'a</text:p>
          </table:table-cell>
          <table:table-cell office:value-type="string" calcext:value-type="string">
            <text:p>Cravens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Geathers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baal</text:p>
          </table:table-cell>
          <table:table-cell office:value-type="string" calcext:value-type="string">
            <text:p>Sheard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kiem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rcell</text:p>
          </table:table-cell>
          <table:table-cell office:value-type="string" calcext:value-type="string">
            <text:p>Dareus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McCourty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aquiski</text:p>
          </table:table-cell>
          <table:table-cell office:value-type="string" calcext:value-type="string">
            <text:p>Tartt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OA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Heyward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Hargreaves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Bradham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nzel</text:p>
          </table:table-cell>
          <table:table-cell office:value-type="string" calcext:value-type="string">
            <text:p>Perryman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Addae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Wolfe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C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.J.</text:p>
          </table:table-cell>
          <table:table-cell office:value-type="string" calcext:value-type="string">
            <text:p>Swearinger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KC</text:p>
          </table:table-cell>
        </table:table-row>
      </table:table>
      <table:table table:name="QB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Brees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eis</text:p>
          </table:table-cell>
          <table:table-cell office:value-type="string" calcext:value-type="string">
            <text:p>Winston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ariota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oethlisberger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yro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Wentz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Bortles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annehill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Flacco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haun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HOU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lennon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aroppolo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oyer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C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iemian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Trubisky</text:p>
          </table:table-cell>
          <table:table-cell office:value-type="string" calcext:value-type="string">
            <text:p>CHI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xto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cCown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Shone</text:p>
          </table:table-cell>
          <table:table-cell office:value-type="string" calcext:value-type="string">
            <text:p>Kizer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homes</text:p>
          </table:table-cell>
          <table:table-cell office:value-type="string" calcext:value-type="string">
            <text:p>K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Osweiler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Hackenberg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itzpatrick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riffi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Beathard</text:p>
          </table:table-cell>
          <table:table-cell office:value-type="string" calcext:value-type="string">
            <text:p>S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Kaepernick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cCarron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RB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'Veo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ean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onta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Marco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Ajayi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Gurley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Fournette</text:p>
          </table:table-cell>
          <table:table-cell office:value-type="string" calcext:value-type="string">
            <text:p>JA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Crowell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cCaffrey</text:p>
          </table:table-cell>
          <table:table-cell office:value-type="string" calcext:value-type="string">
            <text:p>CA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shaw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ixon</text:p>
          </table:table-cell>
          <table:table-cell office:value-type="string" calcext:value-type="string">
            <text:p>CI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vin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eer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lal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lvi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I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illislee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Garrette</text:p>
          </table:table-cell>
          <table:table-cell office:value-type="string" calcext:value-type="string">
            <text:p>Blount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Woodhead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Riddick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maje</text:p>
          </table:table-cell>
          <table:table-cell office:value-type="string" calcext:value-type="string">
            <text:p>Perine</text:p>
          </table:table-cell>
          <table:table-cell office:value-type="string" calcext:value-type="string">
            <text:p>WA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tavius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Prosise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iovani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rranc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GB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awls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prole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I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S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quizz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Kamara</text:p>
          </table:table-cell>
          <table:table-cell office:value-type="string" calcext:value-type="string">
            <text:p>NO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erick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Burkhead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l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Vereen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'Onta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HOU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ightower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Andr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Zenner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cNichols</text:p>
          </table:table-cell>
          <table:table-cell office:value-type="string" calcext:value-type="string">
            <text:p>TB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nner</text:p>
          </table:table-cell>
          <table:table-cell office:value-type="string" calcext:value-type="string">
            <text:p>PI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angford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mallwood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GB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ontae</text:p>
          </table:table-cell>
          <table:table-cell office:value-type="string" calcext:value-type="string">
            <text:p>Booker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Yeldon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allman</text:p>
          </table:table-cell>
          <table:table-cell office:value-type="string" calcext:value-type="string">
            <text:p>NY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McFadden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arcandrick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Juszczyk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Farrow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Angelo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urbin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enya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vorius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ohnso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rtis-Payne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rik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CHI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haun</text:p>
          </table:table-cell>
          <table:table-cell office:value-type="string" calcext:value-type="string">
            <text:p>Draughn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Hillma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njon</text:p>
          </table:table-cell>
          <table:table-cell office:value-type="string" calcext:value-type="string">
            <text:p>Barner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a'Deem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nnel</text:p>
          </table:table-cell>
          <table:table-cell office:value-type="string" calcext:value-type="string">
            <text:p>Pumphrey</text:p>
          </table:table-cell>
          <table:table-cell office:value-type="string" calcext:value-type="string">
            <text:p>PHI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asco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avaris</text:p>
          </table:table-cell>
          <table:table-cell office:value-type="string" calcext:value-type="string">
            <text:p>Cadet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AT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NYJ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olbert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WR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dell</text:p>
          </table:table-cell>
          <table:table-cell office:value-type="string" calcext:value-type="string">
            <text:p>Beckham Jr.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rdy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Y.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ri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Andre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ndin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shon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maryi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vante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relle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rabtree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Edelman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nte</text:p>
          </table:table-cell>
          <table:table-cell office:value-type="string" calcext:value-type="string">
            <text:p>Moncrief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yreek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fon</text:p>
          </table:table-cell>
          <table:table-cell office:value-type="string" calcext:value-type="string">
            <text:p>Diggs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Se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rtavis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Snead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ishard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ant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ielen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yrell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eshad</text:p>
          </table:table-cell>
          <table:table-cell office:value-type="string" calcext:value-type="string">
            <text:p>Perriman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aclin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LA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Doctson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Ginn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CI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Lockett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Enunwa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Still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.J.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U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rqis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Hurns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vo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Kupp</text:p>
          </table:table-cell>
          <table:table-cell office:value-type="string" calcext:value-type="string">
            <text:p>LA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A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Funchess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Sanu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Kerley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Smith-Schuster</text:p>
          </table:table-cell>
          <table:table-cell office:value-type="string" calcext:value-type="string">
            <text:p>PI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aFell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erranc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amar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Kearse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ackso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darrell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Golladay</text:p>
          </table:table-cell>
          <table:table-cell office:value-type="string" calcext:value-type="string">
            <text:p>DE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rDarius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NYJ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RI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quon</text:p>
          </table:table-cell>
          <table:table-cell office:value-type="string" calcext:value-type="string">
            <text:p>Treadwell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umphrie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D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jae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ywa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T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LA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drick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Wheaton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Dorsett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ontrelle</text:p>
          </table:table-cell>
          <table:table-cell office:value-type="string" calcext:value-type="string">
            <text:p>Inman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NYJ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Godwin</text:p>
          </table:table-cell>
          <table:table-cell office:value-type="string" calcext:value-type="string">
            <text:p>TB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shard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rial</text:p>
          </table:table-cell>
          <table:table-cell office:value-type="string" calcext:value-type="string">
            <text:p>Green-Beckham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Westbrook</text:p>
          </table:table-cell>
          <table:table-cell office:value-type="string" calcext:value-type="string">
            <text:p>JA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quise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mmie</text:p>
          </table:table-cell>
          <table:table-cell office:value-type="string" calcext:value-type="string">
            <text:p>Coates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raxto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ar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quan</text:p>
          </table:table-cell>
          <table:table-cell office:value-type="string" calcext:value-type="string">
            <text:p>Boldi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mpanaro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gholor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aele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Johnso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rrius</text:p>
          </table:table-cell>
          <table:table-cell office:value-type="string" calcext:value-type="string">
            <text:p>Heyward-Bey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Amendola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hill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haro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onte</text:p>
          </table:table-cell>
          <table:table-cell office:value-type="string" calcext:value-type="string">
            <text:p>Carroo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TE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ronkowski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Kelce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Eifert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ani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ellus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Ertz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Ebron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Fiedorowicz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by</text:p>
          </table:table-cell>
          <table:table-cell office:value-type="string" calcext:value-type="string">
            <text:p>Fleener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.J.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TB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tten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rate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oku</text:p>
          </table:table-cell>
          <table:table-cell office:value-type="string" calcext:value-type="string">
            <text:p>C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ooper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ngram</text:p>
          </table:table-cell>
          <table:table-cell office:value-type="string" calcext:value-type="string">
            <text:p>NY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igbee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Gresham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Leggett</text:p>
          </table:table-cell>
          <table:table-cell office:value-type="string" calcext:value-type="string">
            <text:p>NYJ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eferian-Jenkins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darius</text:p>
          </table:table-cell>
          <table:table-cell office:value-type="string" calcext:value-type="string">
            <text:p>Gree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oope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CHI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LA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DeValve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D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Tye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Kendrick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cky</text:p>
          </table:table-cell>
          <table:table-cell office:value-type="string" calcext:value-type="string">
            <text:p>Hodges</text:p>
          </table:table-cell>
          <table:table-cell office:value-type="string" calcext:value-type="string">
            <text:p>MI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Walford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cedes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arnidg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cha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Kittle</text:p>
          </table:table-cell>
          <table:table-cell office:value-type="string" calcext:value-type="string">
            <text:p>S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riffin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xx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Grimble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rockett</text:p>
          </table:table-cell>
          <table:table-cell office:value-type="string" calcext:value-type="string">
            <text:p>Gillmore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Celek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K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ostkowski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inatieri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Janikowski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uschka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ano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Prater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cManus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oswell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ambo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Sturgi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drick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Aguayo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Zuerlein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uccop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orbath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DST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ardinals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iants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avens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Packer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ill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dskins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Colts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aints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DL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.J.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Pierre-Paul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Dunlap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Wilkerson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Bosa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amukong</text:p>
          </table:table-cell>
          <table:table-cell office:value-type="string" calcext:value-type="string">
            <text:p>Suh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rson</text:p>
          </table:table-cell>
          <table:table-cell office:value-type="string" calcext:value-type="string">
            <text:p>Griffen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CL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Forest</text:p>
          </table:table-cell>
          <table:table-cell office:value-type="string" calcext:value-type="string">
            <text:p>Buckner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wan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Ansah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va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iem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baal</text:p>
          </table:table-cell>
          <table:table-cell office:value-type="string" calcext:value-type="string">
            <text:p>Sheard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Heyward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rcell</text:p>
          </table:table-cell>
          <table:table-cell office:value-type="string" calcext:value-type="string">
            <text:p>Dareu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inkovich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Fairley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Wolfe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urrell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ephon</text:p>
          </table:table-cell>
          <table:table-cell office:value-type="string" calcext:value-type="string">
            <text:p>Tuitt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nny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Gholston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Hankins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marcu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Fowler Jr.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arwin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yer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ony</text:p>
          </table:table-cell>
          <table:table-cell office:value-type="string" calcext:value-type="string">
            <text:p>Ealy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Liuget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</table:table>
      <table:table table:name="LB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Kuechly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wo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Ogletree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v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hazier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nardrick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Kirksey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Kendricks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vont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i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ntaze</text:p>
          </table:table-cell>
          <table:table-cell office:value-type="string" calcext:value-type="string">
            <text:p>Burfict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orro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sluszny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.J.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ik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rel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tavi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SF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one</text:p>
          </table:table-cell>
          <table:table-cell office:value-type="string" calcext:value-type="string">
            <text:p>Bucanno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hir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immon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Trevathan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rlos</text:p>
          </table:table-cell>
          <table:table-cell office:value-type="string" calcext:value-type="string">
            <text:p>Dansby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Bradham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nzel</text:p>
          </table:table-cell>
          <table:table-cell office:value-type="string" calcext:value-type="string">
            <text:p>Perryman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rro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sillas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mario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endell</text:p>
          </table:table-cell>
          <table:table-cell office:value-type="string" calcext:value-type="string">
            <text:p>Beckwith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'Vondr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inter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elani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nt'a</text:p>
          </table:table-cell>
          <table:table-cell office:value-type="string" calcext:value-type="string">
            <text:p>Hightower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YJ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Woodyard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haq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Kerrigan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Orakpo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Mercilus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DB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oo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anu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o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Weddle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sean</text:p>
          </table:table-cell>
          <table:table-cell office:value-type="string" calcext:value-type="string">
            <text:p>Clinton-Dix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G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had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Vaccaro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ethea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yrann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AR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Graham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shaud</text:p>
          </table:table-cell>
          <table:table-cell office:value-type="string" calcext:value-type="string">
            <text:p>Breeland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Geathers</text:p>
          </table:table-cell>
          <table:table-cell office:value-type="string" calcext:value-type="string">
            <text:p>IN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v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Worley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quiski</text:p>
          </table:table-cell>
          <table:table-cell office:value-type="string" calcext:value-type="string">
            <text:p>Tartt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'a</text:p>
          </table:table-cell>
          <table:table-cell office:value-type="string" calcext:value-type="string">
            <text:p>Cravens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McDougald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N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Addae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McCourty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Hargreave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P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.J.</text:p>
          </table:table-cell>
          <table:table-cell office:value-type="string" calcext:value-type="string">
            <text:p>Swearinger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orensen</text:p>
          </table:table-cell>
          <table:table-cell office:value-type="string" calcext:value-type="string">
            <text:p>K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hung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.J.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MI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Shawn</text:p>
          </table:table-cell>
          <table:table-cell office:value-type="string" calcext:value-type="string">
            <text:p>Shead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len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J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WA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rdarius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BA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Demps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Abdul-Quddus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N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cCourty</text:p>
          </table:table-cell>
          <table:table-cell office:value-type="string" calcext:value-type="string">
            <text:p>C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PI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rian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T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merson</text:p>
          </table:table-cell>
          <table:table-cell office:value-type="string" calcext:value-type="string">
            <text:p>OAK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BU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ATL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Amukamara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umai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endejo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Iloka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M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DE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CHI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CI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noris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Rodgers-Cromartie</text:p>
          </table:table-cell>
          <table:table-cell office:value-type="string" calcext:value-type="string">
            <text:p>NY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Lowery</text:p>
          </table:table-cell>
          <table:table-cell office:value-type="string" calcext:value-type="string">
            <text:p>L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U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immie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SF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adberry</text:p>
          </table:table-cell>
          <table:table-cell office:value-type="string" calcext:value-type="string">
            <text:p>C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LA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qib</text:p>
          </table:table-cell>
          <table:table-cell office:value-type="string" calcext:value-type="string">
            <text:p>Talib</text:p>
          </table:table-cell>
          <table:table-cell office:value-type="string" calcext:value-type="string">
            <text:p>DE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Gilchrist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SEA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4:13:13.243625342</meta:creation-date>
    <dc:date>2017-06-03T16:55:08.032384660</dc:date>
    <meta:editing-duration>PT1H9M44S</meta:editing-duration>
    <meta:editing-cycles>16</meta:editing-cycles>
    <meta:generator>LibreOffice/5.1.6.2$Linux_X86_64 LibreOffice_project/10m0$Build-2</meta:generator>
    <meta:document-statistic meta:table-count="11" meta:cell-count="5399" meta:object-count="0"/>
  </office:meta>
</office:document-meta>
</file>